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</office:automatic-styles>
  <office:body>
    <office:text>
      <text:p text:style-name="P1"/>
      <text:p text:style-name="P2"><text:span text:style-name="T2_1">High</text:span><text:span text:style-name="T2_2"><text:s/></text:span><text:span text:style-name="T2_3">Level</text:span><text:span text:style-name="T2_4"><text:s/></text:span><text:span text:style-name="T2_5">Goals</text:span><text:span text:style-name="T2_6">:</text:span></text:p>
      <text:p text:style-name="P3"><text:span text:style-name="T3_1"><text:tab/></text:span><text:span text:style-name="T3_2">Have</text:span><text:span text:style-name="T3_3"><text:s/></text:span><text:span text:style-name="T3_4">a</text:span><text:span text:style-name="T3_5"><text:s/></text:span><text:span text:style-name="T3_6">user</text:span><text:span text:style-name="T3_7"><text:s/></text:span><text:span text:style-name="T3_8">be</text:span><text:span text:style-name="T3_9"><text:s/></text:span><text:span text:style-name="T3_10">able</text:span><text:span text:style-name="T3_11"><text:s/></text:span><text:span text:style-name="T3_12">to</text:span><text:span text:style-name="T3_13"><text:s/></text:span><text:span text:style-name="T3_14">write</text:span><text:span text:style-name="T3_15"><text:s/></text:span><text:span text:style-name="T3_16">text</text:span><text:span text:style-name="T3_17"><text:s/></text:span><text:span text:style-name="T3_18">into</text:span><text:span text:style-name="T3_19"><text:s/></text:span><text:span text:style-name="T3_20">their</text:span><text:span text:style-name="T3_21"><text:s/></text:span><text:span text:style-name="T3_22">phone</text:span><text:span text:style-name="T3_23"><text:s/></text:span><text:span text:style-name="T3_24">and</text:span><text:span text:style-name="T3_25"><text:s/></text:span><text:span text:style-name="T3_26">have</text:span><text:span text:style-name="T3_27"><text:s/></text:span><text:span text:style-name="T3_28">it</text:span><text:span text:style-name="T3_29"><text:s/></text:span><text:span text:style-name="T3_30">display</text:span><text:span text:style-name="T3_31"><text:s/></text:span><text:span text:style-name="T3_32">on</text:span><text:span text:style-name="T3_33"><text:s/></text:span><text:span text:style-name="T3_34">the</text:span><text:span text:style-name="T3_35"><text:s/></text:span><text:span text:style-name="T3_36">orb</text:span></text:p>
      <text:p text:style-name="P4"/>
      <text:p text:style-name="P5"><text:span text:style-name="T5_1">User</text:span><text:span text:style-name="T5_2"><text:s/></text:span><text:span text:style-name="T5_3">Stories</text:span><text:span text:style-name="T5_4">:</text:span></text:p>
      <text:p text:style-name="P6"><text:span text:style-name="T6_1"><text:tab/></text:span><text:span text:style-name="T6_2">Sprint</text:span><text:span text:style-name="T6_3"><text:s/>1:</text:span></text:p>
      <text:p text:style-name="P7"><text:span text:style-name="T7_1"><text:tab/><text:tab/></text:span></text:p>
      <text:list text:style-name="LS1" xml:id="list0">
        <text:list-item>
          <text:p text:style-name="P8"><text:span text:style-name="T8_1">10<text:s/></text:span><text:span text:style-name="T8_2">As</text:span><text:span text:style-name="T8_3"><text:s/></text:span><text:span text:style-name="T8_4">a</text:span><text:span text:style-name="T8_5"><text:s/></text:span><text:span text:style-name="T8_6">user</text:span><text:span text:style-name="T8_7">,<text:s/></text:span><text:span text:style-name="T8_8">I</text:span><text:span text:style-name="T8_9"><text:s/></text:span><text:span text:style-name="T8_10">want</text:span><text:span text:style-name="T8_11"><text:s/></text:span><text:span text:style-name="T8_12">to</text:span><text:span text:style-name="T8_13"><text:s/></text:span><text:span text:style-name="T8_14">design</text:span><text:span text:style-name="T8_15"><text:s/></text:span><text:span text:style-name="T8_16">and</text:span><text:span text:style-name="T8_17"><text:s/></text:span><text:span text:style-name="T8_18">implement</text:span><text:span text:style-name="T8_19"><text:s/></text:span><text:span text:style-name="T8_20">hardware</text:span><text:span text:style-name="T8_21"><text:s/></text:span><text:span text:style-name="T8_22">for</text:span><text:span text:style-name="T8_23"><text:s/></text:span><text:span text:style-name="T8_24">the</text:span><text:span text:style-name="T8_25"><text:s/></text:span><text:span text:style-name="T8_26">orb</text:span><text:span text:style-name="T8_27">,<text:s/></text:span><text:span text:style-name="T8_28">that</text:span><text:span text:style-name="T8_29"><text:s/></text:span><text:span text:style-name="T8_30">way</text:span><text:span text:style-name="T8_31"><text:s/></text:span><text:span text:style-name="T8_32">we</text:span><text:span text:style-name="T8_33"><text:s/></text:span><text:span text:style-name="T8_34">have</text:span><text:span text:style-name="T8_35"><text:s/></text:span><text:span text:style-name="T8_36">something</text:span><text:span text:style-name="T8_37"><text:s/></text:span><text:span text:style-name="T8_38">to</text:span><text:span text:style-name="T8_39"><text:s/></text:span><text:span text:style-name="T8_40">run</text:span><text:span text:style-name="T8_41"><text:s/></text:span><text:span text:style-name="T8_42">our</text:span><text:span text:style-name="T8_43"><text:s/></text:span><text:span text:style-name="T8_44">software</text:span><text:span text:style-name="T8_45"><text:s/></text:span><text:span text:style-name="T8_46">on</text:span><text:span text:style-name="T8_47">.</text:span></text:p>
        </text:list-item>
      </text:list>
      <text:p text:style-name="P9"/>
      <text:list text:style-name="LS1" xml:id="list1">
        <text:list-item>
          <text:p text:style-name="P10"><text:span text:style-name="T10_1">3<text:s/></text:span><text:span text:style-name="T10_2">As</text:span><text:span text:style-name="T10_3"><text:s/></text:span><text:span text:style-name="T10_4">a</text:span><text:span text:style-name="T10_5"><text:s/></text:span><text:span text:style-name="T10_6">user</text:span><text:span text:style-name="T10_7">,<text:s/></text:span><text:span text:style-name="T10_8">I</text:span><text:span text:style-name="T10_9"><text:s/></text:span><text:span text:style-name="T10_10">want</text:span><text:span text:style-name="T10_11"><text:s/></text:span><text:span text:style-name="T10_12">to</text:span><text:span text:style-name="T10_13"><text:s/></text:span><text:span text:style-name="T10_14">design</text:span><text:span text:style-name="T10_15"><text:s/></text:span><text:span text:style-name="T10_16">a</text:span><text:span text:style-name="T10_17"><text:s/></text:span><text:span text:style-name="T10_18">bluetooth</text:span><text:span text:style-name="T10_19"><text:s/></text:span><text:span text:style-name="T10_20">interface</text:span><text:span text:style-name="T10_21"><text:s/></text:span><text:span text:style-name="T10_22">standard</text:span><text:span text:style-name="T10_23"><text:s/></text:span><text:span text:style-name="T10_24">so</text:span><text:span text:style-name="T10_25"><text:s/></text:span><text:span text:style-name="T10_26">we</text:span><text:span text:style-name="T10_27"><text:s/></text:span><text:span text:style-name="T10_28">can</text:span><text:span text:style-name="T10_29"><text:s/></text:span><text:span text:style-name="T10_30">start</text:span><text:span text:style-name="T10_31"><text:s/></text:span><text:span text:style-name="T10_32">working</text:span><text:span text:style-name="T10_33"><text:s/></text:span><text:span text:style-name="T10_34">on</text:span><text:span text:style-name="T10_35"><text:s/></text:span><text:span text:style-name="T10_36">the</text:span><text:span text:style-name="T10_37"><text:s/></text:span><text:span text:style-name="T10_38">client</text:span><text:span text:style-name="T10_39"><text:s/></text:span><text:span text:style-name="T10_40">and</text:span><text:span text:style-name="T10_41"><text:s/></text:span><text:span text:style-name="T10_42">user</text:span><text:span text:style-name="T10_43"><text:s/></text:span><text:span text:style-name="T10_44">interface</text:span><text:span text:style-name="T10_45">.</text:span></text:p>
        </text:list-item>
      </text:list>
      <text:p text:style-name="P11"/>
      <text:p text:style-name="P12"><text:span text:style-name="T12_1"><text:tab/></text:span><text:span text:style-name="T12_2">Sprint</text:span><text:span text:style-name="T12_3"><text:s/>2:</text:span></text:p>
      <text:p text:style-name="P13"/>
      <text:list text:style-name="LS2" xml:id="list2">
        <text:list-item>
          <text:p text:style-name="P14"><text:span text:style-name="T14_1">7<text:s/></text:span><text:span text:style-name="T14_2">As</text:span><text:span text:style-name="T14_3"><text:s/></text:span><text:span text:style-name="T14_4">a</text:span><text:span text:style-name="T14_5"><text:s/></text:span><text:span text:style-name="T14_6">user</text:span><text:span text:style-name="T14_7">,<text:s/></text:span><text:span text:style-name="T14_8">I</text:span><text:span text:style-name="T14_9"><text:s/></text:span><text:span text:style-name="T14_10">want</text:span><text:span text:style-name="T14_11"><text:s/></text:span><text:span text:style-name="T14_12">to</text:span><text:span text:style-name="T14_13"><text:s/></text:span><text:span text:style-name="T14_14">implement</text:span><text:span text:style-name="T14_15"><text:s/></text:span><text:span text:style-name="T14_16">the</text:span><text:span text:style-name="T14_17"><text:s/></text:span><text:span text:style-name="T14_18">bluetooth</text:span><text:span text:style-name="T14_19"><text:s/></text:span><text:span text:style-name="T14_20">interface</text:span><text:span text:style-name="T14_21"><text:s/></text:span><text:span text:style-name="T14_22">on</text:span><text:span text:style-name="T14_23"><text:s/></text:span><text:span text:style-name="T14_24">the</text:span><text:span text:style-name="T14_25"><text:s/></text:span><text:span text:style-name="T14_26">orb</text:span><text:span text:style-name="T14_27"><text:s/></text:span><text:span text:style-name="T14_28">so</text:span><text:span text:style-name="T14_29"><text:s/></text:span><text:span text:style-name="T14_30">that</text:span><text:span text:style-name="T14_31"><text:s/></text:span><text:span text:style-name="T14_32">we</text:span><text:span text:style-name="T14_33"><text:s/></text:span><text:span text:style-name="T14_34">can</text:span><text:span text:style-name="T14_35"><text:s/></text:span><text:span text:style-name="T14_36">talk</text:span><text:span text:style-name="T14_37"><text:s/></text:span><text:span text:style-name="T14_38">to</text:span><text:span text:style-name="T14_39"><text:s/></text:span><text:span text:style-name="T14_40">the</text:span><text:span text:style-name="T14_41"><text:s/></text:span><text:span text:style-name="T14_42">orb</text:span><text:span text:style-name="T14_43">.</text:span></text:p>
        </text:list-item>
      </text:list>
      <text:p text:style-name="P15"/>
      <text:list text:style-name="LS2" xml:id="list3">
        <text:list-item>
          <text:p text:style-name="P16"><text:span text:style-name="T16_1">5<text:s/></text:span><text:span text:style-name="T16_2">As</text:span><text:span text:style-name="T16_3"><text:s/></text:span><text:span text:style-name="T16_4">a</text:span><text:span text:style-name="T16_5"><text:s/></text:span><text:span text:style-name="T16_6">user</text:span><text:span text:style-name="T16_7">,<text:s/></text:span><text:span text:style-name="T16_8">I</text:span><text:span text:style-name="T16_9"><text:s/></text:span><text:span text:style-name="T16_10">want</text:span><text:span text:style-name="T16_11"><text:s/></text:span><text:span text:style-name="T16_12">to</text:span><text:span text:style-name="T16_13"><text:s/></text:span><text:span text:style-name="T16_14">implement</text:span><text:span text:style-name="T16_15"><text:s/></text:span><text:span text:style-name="T16_16">the</text:span><text:span text:style-name="T16_17"><text:s/></text:span><text:span text:style-name="T16_18">bluetooth</text:span><text:span text:style-name="T16_19"><text:s/></text:span><text:span text:style-name="T16_20">interface</text:span><text:span text:style-name="T16_21"><text:s/></text:span><text:span text:style-name="T16_22">so</text:span><text:span text:style-name="T16_23"><text:s/></text:span><text:span text:style-name="T16_24">that</text:span><text:span text:style-name="T16_25"><text:s/></text:span><text:span text:style-name="T16_26">we</text:span><text:span text:style-name="T16_27"><text:s/></text:span><text:span text:style-name="T16_28">can</text:span><text:span text:style-name="T16_29"><text:s/></text:span><text:span text:style-name="T16_30">communicate</text:span><text:span text:style-name="T16_31"><text:s/></text:span><text:span text:style-name="T16_32">with</text:span><text:span text:style-name="T16_33"><text:s/></text:span><text:span text:style-name="T16_34">the</text:span><text:span text:style-name="T16_35"><text:s/></text:span><text:span text:style-name="T16_36">orb</text:span><text:span text:style-name="T16_37">.</text:span></text:p>
        </text:list-item>
      </text:list>
      <text:p text:style-name="P17"/>
      <text:list text:style-name="LS3" xml:id="list4">
        <text:list-item>
          <text:p text:style-name="P18"><text:span text:style-name="T18_1">12<text:s/></text:span><text:span text:style-name="T18_2">As</text:span><text:span text:style-name="T18_3"><text:s/></text:span><text:span text:style-name="T18_4">a</text:span><text:span text:style-name="T18_5"><text:s/></text:span><text:span text:style-name="T18_6">user</text:span><text:span text:style-name="T18_7">,<text:s/></text:span><text:span text:style-name="T18_8">I</text:span><text:span text:style-name="T18_9"><text:s/></text:span><text:span text:style-name="T18_10">want</text:span><text:span text:style-name="T18_11"><text:s/></text:span><text:span text:style-name="T18_12">to</text:span><text:span text:style-name="T18_13"><text:s/></text:span><text:span text:style-name="T18_14">create</text:span><text:span text:style-name="T18_15"><text:s/></text:span><text:span text:style-name="T18_16">a</text:span><text:span text:style-name="T18_17"><text:s/></text:span><text:span text:style-name="T18_18">simple</text:span><text:span text:style-name="T18_19"><text:s/></text:span><text:span text:style-name="T18_20">app</text:span><text:span text:style-name="T18_21"><text:s/></text:span><text:span text:style-name="T18_22">with</text:span><text:span text:style-name="T18_23"><text:s/></text:span><text:span text:style-name="T18_24">a</text:span><text:span text:style-name="T18_25"><text:s/></text:span><text:span text:style-name="T18_26">user</text:span><text:span text:style-name="T18_27"><text:s/></text:span><text:span text:style-name="T18_28">interface</text:span><text:span text:style-name="T18_29"><text:s/></text:span><text:span text:style-name="T18_30">that</text:span><text:span text:style-name="T18_31"><text:s/></text:span><text:span text:style-name="T18_32">will</text:span><text:span text:style-name="T18_33"><text:s/></text:span><text:span text:style-name="T18_34">allow</text:span><text:span text:style-name="T18_35"><text:s/></text:span><text:span text:style-name="T18_36">other</text:span><text:span text:style-name="T18_37"><text:s/></text:span><text:span text:style-name="T18_38">users</text:span><text:span text:style-name="T18_39"><text:s/></text:span><text:span text:style-name="T18_40">to</text:span><text:span text:style-name="T18_41"><text:s/></text:span><text:span text:style-name="T18_42">send</text:span><text:span text:style-name="T18_43"><text:s/></text:span><text:span text:style-name="T18_44">data</text:span><text:span text:style-name="T18_45"><text:s/></text:span><text:span text:style-name="T18_46">to</text:span><text:span text:style-name="T18_47"><text:s/></text:span><text:span text:style-name="T18_48">the</text:span><text:span text:style-name="T18_49"><text:s/></text:span><text:span text:style-name="T18_50">orb</text:span><text:span text:style-name="T18_51">.</text:span></text:p>
        </text:list-item>
      </text:list>
      <text:p text:style-name="P19"/>
      <text:p text:style-name="P20"><text:span text:style-name="T20_1"><text:tab/></text:span><text:span text:style-name="T20_2">Sprint</text:span><text:span text:style-name="T20_3"><text:s/>3:</text:span></text:p>
      <text:p text:style-name="P21"/>
      <text:list text:style-name="LS4" xml:id="list5">
        <text:list-item>
          <text:p text:style-name="P22"><text:span text:style-name="T22_1">18<text:s/></text:span><text:span text:style-name="T22_2">As</text:span><text:span text:style-name="T22_3"><text:s/></text:span><text:span text:style-name="T22_4">a</text:span><text:span text:style-name="T22_5"><text:s/></text:span><text:span text:style-name="T22_6">user</text:span><text:span text:style-name="T22_7">,<text:s/></text:span><text:span text:style-name="T22_8">I</text:span><text:span text:style-name="T22_9"><text:s/></text:span><text:span text:style-name="T22_10">want</text:span><text:span text:style-name="T22_11"><text:s/></text:span><text:span text:style-name="T22_12">to</text:span><text:span text:style-name="T22_13"><text:s/></text:span><text:span text:style-name="T22_14">develop</text:span><text:span text:style-name="T22_15"><text:s/></text:span><text:span text:style-name="T22_16">a</text:span><text:span text:style-name="T22_17"><text:s/></text:span><text:span text:style-name="T22_18">way</text:span><text:span text:style-name="T22_19"><text:s/></text:span><text:span text:style-name="T22_20">to</text:span><text:span text:style-name="T22_21"><text:s/></text:span><text:span text:style-name="T22_22">convert</text:span><text:span text:style-name="T22_23"><text:s/></text:span><text:span text:style-name="T22_24">data</text:span><text:span text:style-name="T22_25"><text:s/></text:span><text:span text:style-name="T22_26">so</text:span><text:span text:style-name="T22_27"><text:s/></text:span><text:span text:style-name="T22_28">that</text:span><text:span text:style-name="T22_29"><text:s/></text:span><text:span text:style-name="T22_30">it</text:span><text:span text:style-name="T22_31"><text:s/></text:span><text:span text:style-name="T22_32">can</text:span><text:span text:style-name="T22_33"><text:s/></text:span><text:span text:style-name="T22_34">display</text:span><text:span text:style-name="T22_35"><text:s/></text:span><text:span text:style-name="T22_36">on</text:span><text:span text:style-name="T22_37"><text:s/></text:span><text:span text:style-name="T22_38">the</text:span><text:span text:style-name="T22_39"><text:s/></text:span><text:span text:style-name="T22_40">orb</text:span><text:span text:style-name="T22_41">.</text:span></text:p>
        </text:list-item>
      </text:list>
      <text:p text:style-name="P23"><text:span text:style-name="T23_1"><text:tab/><text:tab/></text:span></text:p>
      <text:p text:style-name="P24"/>
      <text:p text:style-name="P25"><text:span text:style-name="T25_1">Project</text:span><text:span text:style-name="T25_2"><text:s/></text:span><text:span text:style-name="T25_3">Backlog</text:span><text:span text:style-name="T25_4">:</text:span></text:p>
      <text:p text:style-name="P26"><text:span text:style-name="T26_1"><text:tab/></text:span><text:span text:style-name="T26_2">Allow</text:span><text:span text:style-name="T26_3"><text:s/></text:span><text:span text:style-name="T26_4">users</text:span><text:span text:style-name="T26_5"><text:s/></text:span><text:span text:style-name="T26_6">to</text:span><text:span text:style-name="T26_7"><text:s/></text:span><text:span text:style-name="T26_8">draw</text:span><text:span text:style-name="T26_9"><text:s/></text:span><text:span text:style-name="T26_10">on</text:span><text:span text:style-name="T26_11"><text:s/></text:span><text:span text:style-name="T26_12">the</text:span><text:span text:style-name="T26_13"><text:s/></text:span><text:span text:style-name="T26_14">app</text:span><text:span text:style-name="T26_15">,<text:s/></text:span><text:span text:style-name="T26_16">and</text:span><text:span text:style-name="T26_17"><text:s/></text:span><text:span text:style-name="T26_18">have</text:span><text:span text:style-name="T26_19"><text:s/></text:span><text:span text:style-name="T26_20">the</text:span><text:span text:style-name="T26_21"><text:s/></text:span><text:span text:style-name="T26_22">orb</text:span><text:span text:style-name="T26_23"><text:s/></text:span><text:span text:style-name="T26_24">display</text:span><text:span text:style-name="T26_25"><text:s/></text:span><text:span text:style-name="T26_26">pictures</text:span><text:span text:style-name="T26_27">,<text:s/></text:span><text:span text:style-name="T26_28">not</text:span><text:span text:style-name="T26_29"><text:s/></text:span><text:span text:style-name="T26_30">just</text:span><text:span text:style-name="T26_31"><text:s/></text:span><text:span text:style-name="T26_32">text</text:span><text:span text:style-name="T26_33">.</text:span></text:p>
      <text:p text:style-name="P27"><text:span text:style-name="T27_1"><text:tab/></text:span></text:p>
      <text:p text:style-name="P28"><text:span text:style-name="T28_1"><text:tab/></text:span><text:span text:style-name="T28_2">Sprint</text:span><text:span text:style-name="T28_3"><text:s/>2:</text:span></text:p>
      <text:p text:style-name="P29"><text:span text:style-name="T29_1"><text:tab/></text:span><text:span text:style-name="T29_2">Develop</text:span><text:span text:style-name="T29_3"><text:s/></text:span><text:span text:style-name="T29_4">a</text:span><text:span text:style-name="T29_5"><text:s/></text:span><text:span text:style-name="T29_6">way</text:span><text:span text:style-name="T29_7"><text:s/></text:span><text:span text:style-name="T29_8">to</text:span><text:span text:style-name="T29_9"><text:s/></text:span><text:span text:style-name="T29_10">display</text:span><text:span text:style-name="T29_11"><text:s/></text:span><text:span text:style-name="T29_12">user</text:span><text:span text:style-name="T29_13"><text:s/></text:span><text:span text:style-name="T29_14">input</text:span><text:span text:style-name="T29_15"><text:s/></text:span><text:span text:style-name="T29_16">on</text:span><text:span text:style-name="T29_17"><text:s/></text:span><text:span text:style-name="T29_18">the</text:span><text:span text:style-name="T29_19"><text:s/></text:span><text:span text:style-name="T29_20">orb</text:span><text:span text:style-name="T29_21"><text:tab/>15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</office:automatic-styles>
  <office:master-styles>
    <style:master-page style:name="Standard" style:page-layout-name="pm1">
      <style:header>
        <text:p text:style-name="P1"><text:span text:style-name="T1_1">Release</text:span><text:span text:style-name="T1_2"><text:s/></text:span><text:span text:style-name="T1_3">Plan</text:span></text:p>
        <text:p text:style-name="P2"><text:span text:style-name="T2_1">Product</text:span><text:span text:style-name="T2_2">:<text:s/></text:span><text:span text:style-name="T2_3">Light</text:span><text:span text:style-name="T2_4"><text:s/></text:span><text:span text:style-name="T2_5">Orb</text:span></text:p>
        <text:p text:style-name="P3"><text:span text:style-name="T3_1">Team</text:span><text:span text:style-name="T3_2">:<text:s/></text:span><text:span text:style-name="T3_3">Blinky</text:span><text:span text:style-name="T3_4"><text:s/></text:span><text:span text:style-name="T3_5">Lights</text:span></text:p>
        <text:p text:style-name="P4"><text:span text:style-name="T4_1">Release</text:span><text:span text:style-name="T4_2"><text:s/></text:span><text:span text:style-name="T4_3">Name</text:span><text:span text:style-name="T4_4">:<text:s/></text:span><text:span text:style-name="T4_5">Initial</text:span><text:span text:style-name="T4_6"><text:s/></text:span><text:span text:style-name="T4_7">Release</text:span></text:p>
        <text:p text:style-name="P5"><text:span text:style-name="T5_1">Release</text:span><text:span text:style-name="T5_2"><text:s/></text:span><text:span text:style-name="T5_3">Date</text:span><text:span text:style-name="T5_4">:<text:s/>10/15/2014</text:span></text:p>
        <text:p text:style-name="P6"><text:span text:style-name="T6_1">Revision</text:span><text:span text:style-name="T6_2"><text:s/>0.1</text:span></text:p>
        <text:p text:style-name="P7"><text:span text:style-name="T7_1">Revision</text:span><text:span text:style-name="T7_2"><text:s/></text:span><text:span text:style-name="T7_3">Date</text:span><text:span text:style-name="T7_4">:<text:s/>10/15/20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